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1F505B000013A3000013D8443CE3F7D150D82A.svg" manifest:media-type="image/svg+xml"/>
  <manifest:file-entry manifest:full-path="Pictures/101F505B000013A3000013D883E41E9408FE2095.svg" manifest:media-type="image/svg+xml"/>
  <manifest:file-entry manifest:full-path="Pictures/101F505B000013A3000013D88AFAA51DAFFC3F02.svg" manifest:media-type="image/svg+xml"/>
  <manifest:file-entry manifest:full-path="Pictures/100000010000011D0000012026BDF8FC2B24A547.png" manifest:media-type="image/png"/>
  <manifest:file-entry manifest:full-path="Pictures/100000010000011D000001202D1A08DD43162D1E.png" manifest:media-type="image/png"/>
  <manifest:file-entry manifest:full-path="Pictures/101F505B000013A3000013D8E31C6F17098B7444.svg" manifest:media-type="image/svg+xml"/>
  <manifest:file-entry manifest:full-path="Pictures/101F505B000013A3000013D899CC6DCCB7EB94E9.svg" manifest:media-type="image/svg+xml"/>
  <manifest:file-entry manifest:full-path="Pictures/100000010000011D000001206AE420C6C3C8695A.png" manifest:media-type="image/png"/>
  <manifest:file-entry manifest:full-path="Pictures/100000010000011D00000120D621ABBC3882D0B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1.828cm" svg:y="2.526cm">
          <draw:image xlink:href="Pictures/101F505B000013A3000013D8443CE3F7D150D82A.svg" xlink:type="simple" xlink:show="embed" xlink:actuate="onLoad" draw:mime-type="image/svg+xml">
            <text:p/>
          </draw:image>
          <draw:image xlink:href="Pictures/100000010000011D0000012026BDF8FC2B24A547.png" xlink:type="simple" xlink:show="embed" xlink:actuate="onLoad" draw:mime-type="image/png"/>
        </draw:frame>
        <draw:frame draw:style-name="gr1" draw:text-style-name="P1" draw:layer="layout" svg:width="5.026cm" svg:height="5.079cm" svg:x="7.947cm" svg:y="2.581cm">
          <draw:image xlink:href="Pictures/101F505B000013A3000013D88AFAA51DAFFC3F02.svg" xlink:type="simple" xlink:show="embed" xlink:actuate="onLoad" draw:mime-type="image/svg+xml">
            <text:p/>
          </draw:image>
          <draw:image xlink:href="Pictures/100000010000011D000001202D1A08DD43162D1E.png" xlink:type="simple" xlink:show="embed" xlink:actuate="onLoad" draw:mime-type="image/png"/>
        </draw:frame>
        <draw:frame draw:style-name="gr1" draw:text-style-name="P1" draw:layer="layout" svg:width="5.026cm" svg:height="5.079cm" svg:x="14.131cm" svg:y="2.516cm">
          <draw:image xlink:href="Pictures/101F505B000013A3000013D899CC6DCCB7EB94E9.svg" xlink:type="simple" xlink:show="embed" xlink:actuate="onLoad" draw:mime-type="image/svg+xml">
            <text:p/>
          </draw:image>
          <draw:image xlink:href="Pictures/100000010000011D000001206AE420C6C3C8695A.png" xlink:type="simple" xlink:show="embed" xlink:actuate="onLoad" draw:mime-type="image/png"/>
        </draw:frame>
        <draw:frame draw:style-name="gr2" draw:text-style-name="P2" draw:layer="layout" svg:width="5.026cm" svg:height="5.079cm" svg:x="1.829cm" svg:y="8.586cm">
          <draw:image xlink:href="Pictures/101F505B000013A3000013D883E41E9408FE2095.svg" xlink:type="simple" xlink:show="embed" xlink:actuate="onLoad" draw:mime-type="image/svg+xml">
            <text:p/>
          </draw:image>
          <draw:image xlink:href="Pictures/101F505B000013A3000013D883E41E9408FE2095.svg" xlink:type="simple" xlink:show="embed" xlink:actuate="onLoad" draw:mime-type="image/svg+xml"/>
        </draw:frame>
        <draw:frame draw:style-name="gr2" draw:text-style-name="P2" draw:layer="layout" svg:width="5.026cm" svg:height="5.079cm" svg:x="8.037cm" svg:y="8.654cm">
          <draw:image xlink:href="Pictures/101F505B000013A3000013D8E31C6F17098B7444.svg" xlink:type="simple" xlink:show="embed" xlink:actuate="onLoad" draw:mime-type="image/svg+xml">
            <text:p/>
          </draw:image>
          <draw:image xlink:href="Pictures/100000010000011D00000120D621ABBC3882D0B8.png" xlink:type="simple" xlink:show="embed" xlink:actuate="onLoad" draw:mime-type="image/png"/>
        </draw:frame>
        <draw:frame draw:style-name="gr1" draw:text-style-name="P1" draw:layer="layout" svg:width="5.026cm" svg:height="5.079cm" svg:x="1.897cm" svg:y="14.84cm">
          <draw:image xlink:href="Pictures/101F505B000013A3000013D8443CE3F7D150D82A.svg" xlink:type="simple" xlink:show="embed" xlink:actuate="onLoad" draw:mime-type="image/svg+xml">
            <text:p/>
          </draw:image>
          <draw:image xlink:href="Pictures/100000010000011D0000012026BDF8FC2B24A547.png" xlink:type="simple" xlink:show="embed" xlink:actuate="onLoad" draw:mime-type="image/png"/>
        </draw:frame>
        <draw:frame draw:style-name="gr1" draw:text-style-name="P1" draw:layer="layout" svg:width="5.026cm" svg:height="5.079cm" svg:x="8.016cm" svg:y="14.895cm">
          <draw:image xlink:href="Pictures/101F505B000013A3000013D88AFAA51DAFFC3F02.svg" xlink:type="simple" xlink:show="embed" xlink:actuate="onLoad" draw:mime-type="image/svg+xml">
            <text:p/>
          </draw:image>
          <draw:image xlink:href="Pictures/100000010000011D000001202D1A08DD43162D1E.png" xlink:type="simple" xlink:show="embed" xlink:actuate="onLoad" draw:mime-type="image/png"/>
        </draw:frame>
        <draw:frame draw:style-name="gr1" draw:text-style-name="P1" draw:layer="layout" svg:width="5.026cm" svg:height="5.079cm" svg:x="14.2cm" svg:y="14.83cm">
          <draw:image xlink:href="Pictures/101F505B000013A3000013D899CC6DCCB7EB94E9.svg" xlink:type="simple" xlink:show="embed" xlink:actuate="onLoad" draw:mime-type="image/svg+xml">
            <text:p/>
          </draw:image>
          <draw:image xlink:href="Pictures/100000010000011D000001206AE420C6C3C8695A.png" xlink:type="simple" xlink:show="embed" xlink:actuate="onLoad" draw:mime-type="image/png"/>
        </draw:frame>
        <draw:frame draw:style-name="gr2" draw:text-style-name="P2" draw:layer="layout" svg:width="5.026cm" svg:height="5.079cm" svg:x="1.898cm" svg:y="20.9cm">
          <draw:image xlink:href="Pictures/101F505B000013A3000013D883E41E9408FE2095.svg" xlink:type="simple" xlink:show="embed" xlink:actuate="onLoad" draw:mime-type="image/svg+xml">
            <text:p/>
          </draw:image>
          <draw:image xlink:href="Pictures/101F505B000013A3000013D883E41E9408FE2095.svg" xlink:type="simple" xlink:show="embed" xlink:actuate="onLoad" draw:mime-type="image/svg+xml"/>
        </draw:frame>
        <draw:frame draw:style-name="gr2" draw:text-style-name="P2" draw:layer="layout" svg:width="5.026cm" svg:height="5.079cm" svg:x="8.106cm" svg:y="20.968cm">
          <draw:image xlink:href="Pictures/101F505B000013A3000013D8E31C6F17098B7444.svg" xlink:type="simple" xlink:show="embed" xlink:actuate="onLoad" draw:mime-type="image/svg+xml">
            <text:p/>
          </draw:image>
          <draw:image xlink:href="Pictures/100000010000011D00000120D621ABBC3882D0B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9T17:43:27.839000000</meta:creation-date>
    <dc:date>2024-09-12T17:56:36.575000000</dc:date>
    <meta:editing-duration>PT1H38M21S</meta:editing-duration>
    <meta:editing-cycles>2</meta:editing-cycles>
    <meta:generator>LibreOffice/7.5.5.2$Windows_X86_64 LibreOffice_project/ca8fe7424262805f223b9a2334bc7181abbcbf5e</meta:generator>
    <meta:print-date>2024-09-12T16:26:57.053000000</meta:print-date>
    <meta:document-statistic meta:object-count="10"/>
  </office:meta>
</office:document-meta>
</file>